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 Upright Italic" svg:font-family="'CMU Serif Upright Ital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7cm" fo:min-width="4.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0.6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1.2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2.0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2.7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5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5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5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5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5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5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.59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CMU Serif Upright Italic" fo:font-size="30pt"/>
    </style:style>
    <style:style style:name="P2" style:family="paragraph">
      <loext:graphic-properties draw:fill="none"/>
      <style:paragraph-properties fo:text-align="center"/>
      <style:text-properties style:font-name="CMU Serif Upright Italic" fo:font-size="25pt"/>
    </style:style>
    <style:style style:name="P3" style:family="paragraph">
      <style:text-properties fo:font-size="30pt"/>
    </style:style>
    <style:style style:name="P4" style:family="paragraph">
      <loext:graphic-properties draw:fill="none" draw:fill-color="#ffffff"/>
      <style:paragraph-properties style:writing-mode="lr-tb"/>
      <style:text-properties style:font-name="CMU Serif Upright Italic" fo:font-size="30pt" fo:font-weight="normal" style:font-size-asian="25pt" style:font-weight-asian="normal" style:font-size-complex="25pt" style:font-weight-complex="normal"/>
    </style:style>
    <style:style style:name="P5" style:family="paragraph">
      <style:text-properties fo:font-size="25pt"/>
    </style:style>
    <style:style style:name="P6" style:family="paragraph">
      <loext:graphic-properties draw:fill="none" draw:fill-color="#ffffff"/>
      <style:paragraph-properties style:writing-mode="lr-tb"/>
      <style:text-properties style:font-name="CMU Serif Upright Italic" fo:font-size="25pt" fo:font-weight="normal" style:font-size-asian="16pt" style:font-weight-asian="normal" style:font-size-complex="16pt" style:font-weight-complex="normal"/>
    </style:style>
    <style:style style:name="P7" style:family="paragraph">
      <style:text-properties fo:font-size="22pt"/>
    </style:style>
    <style:style style:name="P8" style:family="paragraph">
      <loext:graphic-properties draw:fill="none" draw:fill-color="#ffffff"/>
      <style:paragraph-properties style:writing-mode="lr-tb"/>
      <style:text-properties style:font-name="CMU Serif Upright Italic" fo:font-size="22pt" fo:font-weight="normal" style:font-size-asian="16pt" style:font-weight-asian="normal" style:font-size-complex="16pt" style:font-weight-complex="normal"/>
    </style:style>
    <style:style style:name="T1" style:family="text">
      <style:text-properties style:text-position="0% 100%" style:font-name="CMU Serif Upright Italic" fo:font-weight="normal" style:font-size-asian="25pt" style:font-weight-asian="normal" style:font-size-complex="25pt" style:font-weight-complex="normal"/>
    </style:style>
    <style:style style:name="T2" style:family="text">
      <style:text-properties style:text-position="-8% 58%" style:font-name="CMU Serif Upright Italic" fo:font-weight="bold" style:font-size-asian="25pt" style:font-weight-asian="bold" style:font-size-complex="25pt" style:font-weight-complex="bold"/>
    </style:style>
    <style:style style:name="T3" style:family="text">
      <style:text-properties style:font-name="CMU Serif Upright Italic" fo:font-weight="normal" style:font-size-asian="25pt" style:font-weight-asian="normal" style:font-size-complex="25pt" style:font-weight-complex="normal"/>
    </style:style>
    <style:style style:name="T4" style:family="text">
      <style:text-properties style:text-position="0% 100%" style:font-name="CMU Serif Upright Italic" fo:font-weight="normal" style:font-size-asian="16pt" style:font-weight-asian="normal" style:font-size-complex="16pt" style:font-weight-complex="normal"/>
    </style:style>
    <style:style style:name="T5" style:family="text">
      <style:text-properties style:text-position="-8% 58%" style:font-name="CMU Serif Upright Italic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 Upright Italic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 Upright Italic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7cm" svg:x="0.4cm" svg:y="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7cm" svg:x="3.901cm" svg:y="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cm" svg:height="7cm" svg:x="2.202cm" svg:y="3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311cm" svg:height="1.509cm" svg:x="-0.15cm" svg:y="0.508cm">
          <draw:text-box>
            <text:p text:style-name="P3"><text:span text:style-name="T1">s</text:span><text:span text:style-name="T2">1</text:span></text:p>
          </draw:text-box>
        </draw:frame>
        <draw:frame draw:style-name="gr2" draw:text-style-name="P4" draw:layer="layout" svg:width="1.311cm" svg:height="1.509cm" svg:x="9.951cm" svg:y="0.308cm">
          <draw:text-box>
            <text:p text:style-name="P3"><text:span text:style-name="T3">s</text:span><text:span text:style-name="T2">2</text:span></text:p>
          </draw:text-box>
        </draw:frame>
        <draw:frame draw:style-name="gr2" draw:text-style-name="P4" draw:layer="layout" svg:width="1.311cm" svg:height="1.509cm" svg:x="5.252cm" svg:y="9.708cm">
          <draw:text-box>
            <text:p text:style-name="P3"><text:span text:style-name="T3">s</text:span><text:span text:style-name="T2">3</text:span></text:p>
          </draw:text-box>
        </draw:frame>
        <draw:frame draw:style-name="gr3" draw:text-style-name="P6" draw:layer="layout" svg:width="2.2cm" svg:height="1.297cm" svg:x="1.95cm" svg:y="2.408cm">
          <draw:text-box>
            <text:p text:style-name="P5"><text:span text:style-name="T4">{e</text:span><text:span text:style-name="T5">1</text:span><text:span text:style-name="T4">}</text:span></text:p>
          </draw:text-box>
        </draw:frame>
        <draw:frame draw:style-name="gr3" draw:text-style-name="P6" draw:layer="layout" svg:width="2.2cm" svg:height="1.297cm" svg:x="7.251cm" svg:y="2.408cm">
          <draw:text-box>
            <text:p text:style-name="P5"><text:span text:style-name="T4">{e</text:span><text:span text:style-name="T5">2</text:span><text:span text:style-name="T4">}</text:span></text:p>
          </draw:text-box>
        </draw:frame>
        <draw:frame draw:style-name="gr3" draw:text-style-name="P6" draw:layer="layout" svg:width="2.2cm" svg:height="1.297cm" svg:x="4.7cm" svg:y="7.103cm">
          <draw:text-box>
            <text:p text:style-name="P5"><text:span text:style-name="T4">{e</text:span><text:span text:style-name="T5">3</text:span><text:span text:style-name="T4">}</text:span></text:p>
          </draw:text-box>
        </draw:frame>
        <draw:frame draw:style-name="gr4" draw:text-style-name="P6" draw:layer="layout" svg:width="3.216cm" svg:height="1.297cm" svg:x="2.053cm" svg:y="5.708cm">
          <draw:text-box>
            <text:p text:style-name="P5"><text:span text:style-name="T6">{e</text:span><text:span text:style-name="T5">1</text:span><text:span text:style-name="T4">,e</text:span><text:span text:style-name="T5">3</text:span><text:span text:style-name="T4">}</text:span></text:p>
          </draw:text-box>
        </draw:frame>
        <draw:frame draw:style-name="gr4" draw:text-style-name="P6" draw:layer="layout" svg:width="3.216cm" svg:height="1.297cm" svg:x="6.154cm" svg:y="5.608cm">
          <draw:text-box>
            <text:p text:style-name="P5"><text:span text:style-name="T6">{e</text:span><text:span text:style-name="T5">2</text:span><text:span text:style-name="T4">,e</text:span><text:span text:style-name="T5">3</text:span><text:span text:style-name="T4">}</text:span></text:p>
          </draw:text-box>
        </draw:frame>
        <draw:frame draw:style-name="gr4" draw:text-style-name="P6" draw:layer="layout" svg:width="3.216cm" svg:height="1.297cm" svg:x="4.055cm" svg:y="2.108cm">
          <draw:text-box>
            <text:p text:style-name="P5"><text:span text:style-name="T6">{</text:span><text:span text:style-name="T4">e</text:span><text:span text:style-name="T5">1</text:span><text:span text:style-name="T4">,e</text:span><text:span text:style-name="T5">2</text:span><text:span text:style-name="T4">}</text:span></text:p>
          </draw:text-box>
        </draw:frame>
        <draw:frame draw:style-name="gr5" draw:text-style-name="P8" draw:layer="layout" svg:width="3.801cm" svg:height="1.17cm" svg:x="3.756cm" svg:y="3.808cm">
          <draw:text-box>
            <text:p text:style-name="P7"><text:span text:style-name="T6">{e</text:span><text:span text:style-name="T7">1</text:span><text:span text:style-name="T6">,e</text:span><text:span text:style-name="T7">2</text:span><text:span text:style-name="T4">,e</text:span><text:span text:style-name="T5">3</text:span><text:span text:style-name="T4">}</text:span></text:p>
          </draw:text-box>
        </draw:frame>
        <draw:frame draw:style-name="gr6" draw:text-style-name="P4" draw:layer="layout" svg:width="1.103cm" svg:height="1.509cm" svg:x="1.151cm" svg:y="1.509cm">
          <draw:text-box>
            <text:p text:style-name="P3"><text:span text:style-name="T1">J</text:span></text:p>
          </draw:text-box>
        </draw:frame>
        <draw:frame draw:style-name="gr7" draw:text-style-name="P4" draw:layer="layout" svg:width="1.383cm" svg:height="1.509cm" svg:x="8.951cm" svg:y="1.409cm">
          <draw:text-box>
            <text:p text:style-name="P3"><text:span text:style-name="T1">K</text:span></text:p>
          </draw:text-box>
        </draw:frame>
        <draw:frame draw:style-name="gr8" draw:text-style-name="P4" draw:layer="layout" svg:width="1.222cm" svg:height="1.509cm" svg:x="5.251cm" svg:y="8.609cm">
          <draw:text-box>
            <text:p text:style-name="P3"><text:span text:style-name="T1">L</text:span></text:p>
          </draw:text-box>
        </draw:frame>
        <draw:frame draw:style-name="gr9" draw:text-style-name="P4" draw:layer="layout" svg:width="1.531cm" svg:height="1.509cm" svg:x="4.852cm" svg:y="0.809cm">
          <draw:text-box>
            <text:p text:style-name="P3"><text:span text:style-name="T1">M</text:span></text:p>
          </draw:text-box>
        </draw:frame>
        <draw:frame draw:style-name="gr10" draw:text-style-name="P4" draw:layer="layout" svg:width="1.353cm" svg:height="1.509cm" svg:x="2.753cm" svg:y="4.409cm">
          <draw:text-box>
            <text:p text:style-name="P3"><text:span text:style-name="T1">N</text:span></text:p>
          </draw:text-box>
        </draw:frame>
        <draw:frame draw:style-name="gr11" draw:text-style-name="P4" draw:layer="layout" svg:width="1.383cm" svg:height="1.509cm" svg:x="7.154cm" svg:y="4.309cm">
          <draw:text-box>
            <text:p text:style-name="P3"><text:span text:style-name="T1">O</text:span></text:p>
          </draw:text-box>
        </draw:frame>
        <draw:frame draw:style-name="gr12" draw:text-style-name="P4" draw:layer="layout" svg:width="1.383cm" svg:height="1.509cm" svg:x="5.154cm" svg:y="4.909cm">
          <draw:text-box>
            <text:p text:style-name="P3"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 Upright Italic" svg:font-family="'CMU Serif Upright Ital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1cm" fo:page-height="11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7T11:37:33.096071353</meta:creation-date>
    <dc:date>2021-06-30T10:42:29.065976181</dc:date>
    <meta:editing-duration>PT19H56M14S</meta:editing-duration>
    <meta:editing-cycles>21</meta:editing-cycles>
    <meta:generator>LibreOffice/7.1.3.2$Linux_X86_64 LibreOffice_project/10$Build-2</meta:generator>
    <meta:document-statistic meta:object-count="20"/>
  </office:meta>
</office:document-meta>
</file>